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2">Кафедра математического обеспечения и применения ЭВМ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ОТЧЕТ</text:p>
      <text:p text:style-name="P2">по лабораторной работе №1</text:p>
      <text:p text:style-name="P2">по дисциплине «Программирование»</text:p>
      <text:p text:style-name="P2">ТЕМА: СОРТИРОВК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тудент гр. 6303 <text:s text:c="10"/>Доброхвалов М.О.</text:p>
      <text:p text:style-name="P3">Преподаватель<text:tab/> <text:s text:c="2"/><text:tab/>Берленко Т.А.</text:p>
      <text:p text:style-name="P3"/>
      <text:p text:style-name="P2"/>
      <text:p text:style-name="P2">Санкт-Петербург</text:p>
      <text:p text:style-name="P2">2017</text:p>
      <text:p text:style-name="P1"><text:soft-page-break/>Цель работы: </text:p>
      <text:p text:style-name="P1">Научиться использовать алгоритмы сортировки массива, определить время работы каждого из них, сравнить быстродействие алгоритмов.</text:p>
      <text:p text:style-name="P1"/>
      <text:p text:style-name="P1">Задание:</text:p>
      <text:p text:style-name="P1">Написать программу, на вход которой подается массив целых чисел длины 1000.</text:p>
      <text:p text:style-name="P1">Программа должна совершать следующие действия:</text:p>
      <text:p text:style-name="P1">•<text:tab/>отсортировать массив с помощью алгоритма "сортировка пузырьком"</text:p>
      <text:p text:style-name="P1">•<text:tab/>посчитать время, за которое будет совершена сортировка, используя при этом функцию стандартной библиотеки</text:p>
      <text:p text:style-name="P1">•<text:tab/>отсортировать массив с помощью алгоритма "быстрая сортировка" (quick sort), используя при этом функцию стандартной библиотеки</text:p>
      <text:p text:style-name="P1">•<text:tab/>посчитать время, за которое будет совершена сортировка, используя при этом функцию стандартной библиотеки</text:p>
      <text:p text:style-name="P1">•<text:tab/>вывести отсортированный массив (элементы массива должны быть разделены пробелом)</text:p>
      <text:p text:style-name="P1">•<text:tab/>вывести время, за которое была совершена сортировка пузырьком</text:p>
      <text:p text:style-name="P1">•<text:tab/>вывести время, за которое была совершена быстрая сортировка</text:p>
      <text:p text:style-name="P1"/>
      <text:p text:style-name="P1">Ход работы:</text:p>
      <text:p text:style-name="P1">1.<text:tab/>Сначала объявляем переменные, которые будут необходимы в ходе работы программы.</text:p>
      <text:p text:style-name="P1">int i=0, j=0,temp=0;</text:p>
      <text:p text:style-name="P1">int arr1[length], arr2[length];</text:p>
      <text:p text:style-name="P1">int t1, t2, t3, t4;</text:p>
      <text:p text:style-name="P1"/>
      <text:p text:style-name="P1">2.<text:tab/>Программа считывает элементы в один массив и копирует их во второй.</text:p>
      <text:p text:style-name="P1"><text:s text:c="3"/>for (i=0; i&lt;length; ++i)</text:p>
      <text:p text:style-name="P1"><text:s text:c="4"/>{</text:p>
      <text:p text:style-name="P1"><text:s text:c="8"/>scanf( "%d", &amp;arr1[i]);</text:p>
      <text:p text:style-name="P1"><text:s text:c="8"/>arr2[i]=arr1[i];</text:p>
      <text:p text:style-name="P1"><text:s text:c="4"/>}</text:p>
      <text:p text:style-name="P1"/>
      <text:p text:style-name="P1">3.<text:tab/>Затем сортировка «пузырьком». Используя стандартную функцию clock() , сохраняем время, затраченное на сортировку.</text:p>
      <text:p text:style-name="P1"><text:s text:c="4"/>t1 = clock();</text:p>
      <text:p text:style-name="P1"><text:s text:c="4"/>for ( i=0; i &lt; length-1; i++ )</text:p>
      <text:p text:style-name="P1"><text:s text:c="4"/>{</text:p>
      <text:p text:style-name="P1"><text:s text:c="8"/>for ( j = length-2; j &gt;= i; j-- )</text:p>
      <text:p text:style-name="P1"><text:s text:c="8"/>{</text:p>
      <text:p text:style-name="P1"><text:s text:c="12"/>if ( arr1[j] &gt; arr1[j+1] )</text:p>
      <text:p text:style-name="P1"><text:s text:c="12"/>{</text:p>
      <text:p text:style-name="P1"><text:s text:c="16"/>temp = arr1[j];</text:p>
      <text:p text:style-name="P1"><text:s text:c="16"/>arr1[j] = arr1[j+1];</text:p>
      <text:p text:style-name="P1"><text:s text:c="16"/>arr1[j+1] = temp;</text:p>
      <text:p text:style-name="P1"><text:s text:c="12"/>}</text:p>
      <text:p text:style-name="P1"><text:s text:c="8"/>}</text:p>
      <text:p text:style-name="P1"><text:s text:c="4"/>}</text:p>
      <text:p text:style-name="P1"><text:s text:c="4"/>t2 = clock();</text:p>
      <text:p text:style-name="P1"/>
      <text:p text:style-name="P1">4.<text:tab/>Далее используется функция сравнения для быстрой сортировки comp и вызывается сама функция быстрой сортировки. Перед сортировкой и после нее было сохранено время с момента запуска программы.</text:p>
      <text:p text:style-name="P1"><text:soft-page-break/>int comp (const int *a, const int *b)</text:p>
      <text:p text:style-name="P1">{</text:p>
      <text:p text:style-name="P1">return *a - *b;</text:p>
      <text:p text:style-name="P1">}</text:p>
      <text:p text:style-name="P1"/>
      <text:p text:style-name="P1">t3 = clock();</text:p>
      <text:p text:style-name="P1"><text:s/>qsort(&amp;arr2, length, sizeof(arr2)/length, (int(*)(const void *, const void *))comp);</text:p>
      <text:p text:style-name="P1"><text:s/>t4 = clock();</text:p>
      <text:p text:style-name="P1"/>
      <text:p text:style-name="P1">5.<text:tab/>Программа выводит уже отсортированные элементы массива.</text:p>
      <text:p text:style-name="P1">for (i=0; i&lt;length; ++i)</text:p>
      <text:p text:style-name="P1">{</text:p>
      <text:p text:style-name="P1"><text:s text:c="4"/>if (i!=length-1) printf("%d ", arr2[i]);</text:p>
      <text:p text:style-name="P1"><text:s text:c="4"/>else printf("%d\n", arr2[i]);</text:p>
      <text:p text:style-name="P1">}</text:p>
      <text:p text:style-name="P1"/>
      <text:p text:style-name="P1">Далее выводится время, затраченное на сортировку. В первой строке время, затраченное на сортировку «пузырьком», во второй – функцией qsort.</text:p>
      <text:p text:style-name="P1"/>
      <text:p text:style-name="P1">printf("%i\n", t2-t1);</text:p>
      <text:p text:style-name="P1">printf("%i", t4-t3);</text:p>
      <text:p text:style-name="P1"/>
      <text:p text:style-name="P1">6.<text:tab/>Затем файл с лабораторной и отчёт работой был загружен на github c помощью консоли: </text:p>
      <text:p text:style-name="P1">•<text:tab/>Создана новая ветка с помощью команды git checkout –b Dobrokhvalov_sem2_lab1</text:p>
      <text:p text:style-name="P1">•<text:tab/>Добавлены файлы для загрузки с помощью команды git add Dobrokhvalov_sem2_lab1</text:p>
      <text:p text:style-name="P1">•<text:tab/>Добавлен комментарий коммита командой git commit –m “Dobrohvalov_sem2_lab_2 ”</text:p>
      <text:p text:style-name="P1">•<text:tab/>Файлы были загружены командой git push origin Dobrokhvalov_sem2_lab1</text:p>
      <text:p text:style-name="P1"/>
      <text:p text:style-name="P1">Вывод: В ходе лабораторной работы получены навыки работы с сортировкой массивов разными методами. Определено, что <text:s/>в данном случае скорость сортировки функцией qsort значительно выше чем методом «пузырька».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 </meta:initial-creator>
    <meta:creation-date>2017-03-16T17:22:24</meta:creation-date>
    <dc:date>2017-03-16T17:25:25</dc:date>
    <dc:creator>BI </dc:creator>
    <meta:editing-duration>PT24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74" meta:word-count="438" meta:character-count="3264" meta:non-whitespace-character-count="2718"/>
  </office:meta>
</office:document-meta>
</file>